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2b2b2b"/>
      <style:paragraph-properties fo:background-color="#2b2b2b" fo:padding="0in" fo:border="none"/>
    </style:style>
    <style:style style:name="T1" style:family="text">
      <style:text-properties fo:color="#808080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bbb529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b5b6e3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6897bb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908b25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9373a5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5f8c8a" style:font-name="JetBrains Mono" fo:font-size="10pt" fo:font-style="normal" fo:font-weight="normal" style:font-size-asian="10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//</text:span><text:line-break/><text:span text:style-name="T1">// Created by csis on 2/20/21.</text:span><text:line-break/><text:span text:style-name="T2">#include </text:span><text:span text:style-name="T3">&lt;unistd.h&gt;</text:span><text:line-break/><text:span text:style-name="T2">#include </text:span><text:span text:style-name="T3">&lt;sys/stat.h&gt;</text:span><text:line-break/><text:span text:style-name="T2">#include </text:span><text:span text:style-name="T3">&lt;sys/types.h&gt;</text:span><text:line-break/><text:span text:style-name="T2">#include </text:span><text:span text:style-name="T3">&lt;fcntl.h&gt;</text:span><text:line-break/><text:span text:style-name="T2">#include </text:span><text:span text:style-name="T3">&lt;stdio.h&gt;</text:span><text:line-break/><text:span text:style-name="T2">#include </text:span><text:span text:style-name="T3">&lt;iostream&gt;</text:span><text:line-break/><text:span text:style-name="T2">#include </text:span><text:span text:style-name="T3">"partitionFunctions.h"</text:span><text:line-break/><text:span text:style-name="T2">#include </text:span><text:span text:style-name="T3">"vdiFile.h"</text:span><text:line-break/><text:span text:style-name="T2">#include </text:span><text:span text:style-name="T3">"vdiHeader.h"</text:span><text:line-break/><text:span text:style-name="T2">#include </text:span><text:span text:style-name="T3">"vdiFunctions.h"</text:span><text:line-break/><text:line-break/><text:line-break/><text:span text:style-name="T4">using namespace </text:span><text:span text:style-name="T5">std</text:span><text:span text:style-name="T4">;</text:span><text:line-break/><text:line-break/><text:span text:style-name="T4">struct </text:span><text:span text:style-name="T5">partitionFile </text:span><text:span text:style-name="T6">* </text:span><text:span text:style-name="T7">partitionOpen</text:span><text:span text:style-name="T6">(</text:span><text:span text:style-name="T4">struct </text:span><text:span text:style-name="T5">vdiFile </text:span><text:span text:style-name="T6">* file</text:span><text:span text:style-name="T4">, struct </text:span><text:span text:style-name="T5">partitionEntry </text:span><text:span text:style-name="T6">partitionInfo[]){</text:span><text:line-break/><text:span text:style-name="T6"> <text:s text:c="3"/></text:span><text:span text:style-name="T4">int </text:span><text:span text:style-name="T6">changePosition</text:span><text:span text:style-name="T4">;</text:span><text:line-break/><text:span text:style-name="T4"> <text:s text:c="3"/>struct </text:span><text:span text:style-name="T5">partitionFile </text:span><text:span text:style-name="T6">* partition = (</text:span><text:span text:style-name="T4">struct </text:span><text:span text:style-name="T6">partitionFile *) malloc(</text:span><text:span text:style-name="T4">sizeof</text:span><text:span text:style-name="T6">(</text:span><text:span text:style-name="T4">struct </text:span><text:span text:style-name="T6">partitionFile))</text:span><text:span text:style-name="T4">;</text:span><text:line-break/><text:span text:style-name="T4"> <text:s text:c="3"/></text:span><text:span text:style-name="T6">partition -&gt; file = file</text:span><text:span text:style-name="T4">;</text:span><text:line-break/><text:span text:style-name="T4"> <text:s text:c="3"/></text:span><text:span text:style-name="T6">partition -&gt; file -&gt; pointerPosition = file -&gt; header.frameOffset + partitionInfo[</text:span><text:span text:style-name="T8">0</text:span><text:span text:style-name="T6">].logicalBlocking * </text:span><text:span text:style-name="T8">512</text:span><text:span text:style-name="T4">;</text:span><text:line-break/><text:span text:style-name="T4"> <text:s text:c="3"/></text:span><text:span text:style-name="T6">changePosition = vdiSeek(file</text:span><text:span text:style-name="T4">, </text:span><text:span text:style-name="T6">partition -&gt; file -&gt; pointerPosition</text:span><text:span text:style-name="T4">, </text:span><text:span text:style-name="T9">SEEK_SET</text:span><text:span text:style-name="T6">)</text:span><text:span text:style-name="T4">;</text:span><text:line-break/><text:span text:style-name="T6">}</text:span><text:line-break/><text:line-break/><text:span text:style-name="T4">int </text:span><text:span text:style-name="T7">partitionSeek</text:span><text:span text:style-name="T6">(</text:span><text:span text:style-name="T4">struct </text:span><text:span text:style-name="T5">partitionFile </text:span><text:span text:style-name="T6">*f</text:span><text:span text:style-name="T4">, int </text:span><text:span text:style-name="T6">offset</text:span><text:span text:style-name="T4">, int </text:span><text:span text:style-name="T6">anchor</text:span><text:span text:style-name="T4">, struct </text:span><text:span text:style-name="T5">partitionEntry </text:span><text:span text:style-name="T6">partitionInfo[]){</text:span><text:line-break/><text:span text:style-name="T6"> <text:s text:c="3"/></text:span><text:span text:style-name="T4">if</text:span><text:span text:style-name="T6">(anchor == </text:span><text:span text:style-name="T9">SEEK_SET </text:span><text:span text:style-name="T6">&amp;&amp; offset &lt; partitionInfo[</text:span><text:span text:style-name="T8">0</text:span><text:span text:style-name="T6">].numberOfSectorsInPartition*</text:span><text:span text:style-name="T8">512</text:span><text:span text:style-name="T6">){</text:span><text:line-break/><text:span text:style-name="T6"> <text:s text:c="7"/>lseek(f -&gt; file -&gt; fileDescriptor</text:span><text:span text:style-name="T4">, </text:span><text:span text:style-name="T6">offset</text:span><text:span text:style-name="T4">, </text:span><text:span text:style-name="T9">SEEK_SET</text:span><text:span text:style-name="T6">)</text:span><text:span text:style-name="T4">;</text:span><text:line-break/><text:span text:style-name="T4"> <text:s text:c="7"/>return</text:span><text:span text:style-name="T6">(f -&gt; file -&gt; pointerPosition + offset)</text:span><text:span text:style-name="T4">;</text:span><text:line-break/><text:span text:style-name="T4"> <text:s text:c="3"/></text:span><text:span text:style-name="T6">}</text:span><text:line-break/><text:span text:style-name="T6"> <text:s text:c="3"/></text:span><text:span text:style-name="T4">if</text:span><text:span text:style-name="T6">(anchor == </text:span><text:span text:style-name="T9">SEEK_CUR </text:span><text:span text:style-name="T6">&amp;&amp; (</text:span><text:span text:style-name="T9">SEEK_CUR </text:span><text:span text:style-name="T6">+ offset) &lt; partitionInfo[</text:span><text:span text:style-name="T8">0</text:span><text:span text:style-name="T6">].numberOfSectorsInPartition*</text:span><text:span text:style-name="T8">512</text:span><text:span text:style-name="T6">){</text:span><text:line-break/><text:span text:style-name="T6"> <text:s text:c="7"/>lseek(f -&gt; file -&gt; fileDescriptor</text:span><text:span text:style-name="T4">, </text:span><text:span text:style-name="T6">offset</text:span><text:span text:style-name="T4">, </text:span><text:span text:style-name="T9">SEEK_CUR</text:span><text:span text:style-name="T4">;</text:span><text:line-break/><text:span text:style-name="T4"> <text:s text:c="7"/>return</text:span><text:span text:style-name="T6">(f -&gt; file -&gt; pointerPosition + offset)</text:span><text:span text:style-name="T4">;</text:span><text:line-break/><text:span text:style-name="T4"> <text:s text:c="3"/></text:span><text:span text:style-name="T6">}</text:span><text:line-break/><text:span text:style-name="T6"> <text:s text:c="3"/></text:span><text:span text:style-name="T4">if</text:span><text:span text:style-name="T6">(anchor == </text:span><text:span text:style-name="T9">SEEK_END </text:span><text:span text:style-name="T6">&amp;&amp; abs(offset) &lt; partitionInfo[</text:span><text:span text:style-name="T8">0</text:span><text:span text:style-name="T6">].numberOfSectorsInPartition*</text:span><text:span text:style-name="T8">512</text:span><text:span text:style-name="T6">){</text:span><text:line-break/><text:span text:style-name="T6"> <text:s text:c="7"/>lseek(f -&gt; file -&gt; fileDescriptor</text:span><text:span text:style-name="T4">, </text:span><text:span text:style-name="T6">offset</text:span><text:span text:style-name="T4">, </text:span><text:span text:style-name="T9">SEEK_END</text:span><text:span text:style-name="T6">)</text:span><text:span text:style-name="T4">;</text:span><text:line-break/><text:span text:style-name="T4"> <text:s text:c="7"/>return</text:span><text:span text:style-name="T6">(f -&gt; file -&gt; pointerPosition + offset)</text:span><text:span text:style-name="T4">;</text:span><text:line-break/><text:span text:style-name="T4"> <text:s text:c="3"/></text:span><text:span text:style-name="T6">}</text:span><text:line-break/><text:span text:style-name="T6">}</text:span><text:line-break/><text:line-break/><text:span text:style-name="T4">int </text:span><text:span text:style-name="T7">mbrRead</text:span><text:span text:style-name="T6">(</text:span><text:span text:style-name="T4">struct </text:span><text:span text:style-name="T5">vdiFile </text:span><text:span text:style-name="T6">*f</text:span><text:span text:style-name="T4">, struct </text:span><text:span text:style-name="T5">mbrSector </text:span><text:span text:style-name="T6">&amp; buf</text:span><text:span text:style-name="T4">, int </text:span><text:span text:style-name="T6">count){</text:span><text:line-break/><text:span text:style-name="T6"> <text:s text:c="3"/></text:span><text:span text:style-name="T4">int </text:span><text:span text:style-name="T6">readBytes = vdiRead(f</text:span><text:span text:style-name="T4">, </text:span><text:span text:style-name="T6">&amp;buf</text:span><text:span text:style-name="T4">, sizeof</text:span><text:span text:style-name="T6">(buf))</text:span><text:span text:style-name="T4">;</text:span><text:line-break/><text:span text:style-name="T4"> <text:s text:c="3"/></text:span><text:span text:style-name="T6">f -&gt; </text:span><text:span text:style-name="T10">pointerPosition </text:span><text:span text:style-name="T6">= </text:span><text:span text:style-name="T9">SEEK_CUR</text:span><text:span text:style-name="T4">;</text:span><text:line-break/><text:span text:style-name="T4"> <text:s text:c="3"/>if</text:span><text:span text:style-name="T6">(readBytes == </text:span><text:span text:style-name="T4">sizeof</text:span><text:span text:style-name="T6">(buf)){</text:span><text:line-break/><text:span text:style-name="T6"> <text:s text:c="7"/>cout</text:span><text:span text:style-name="T11">&lt;&lt;</text:span><text:span text:style-name="T3">"Data has been read"</text:span><text:span text:style-name="T11">&lt;&lt;</text:span><text:span text:style-name="T3">"</text:span><text:span text:style-name="T4">\n</text:span><text:span text:style-name="T3">"</text:span><text:span text:style-name="T4">;</text:span><text:line-break/><text:span text:style-name="T4"> <text:s text:c="3"/></text:span><text:span text:style-name="T6">}</text:span><text:line-break/><text:span text:style-name="T6"> <text:s text:c="3"/></text:span><text:span text:style-name="T4">else</text:span><text:span text:style-name="T6">{</text:span><text:line-break/><text:span text:style-name="T6"> <text:s text:c="7"/>cout</text:span><text:span text:style-name="T11">&lt;&lt;</text:span><text:span text:style-name="T3">"Not all data was read"</text:span><text:span text:style-name="T11">&lt;&lt;</text:span><text:span text:style-name="T6">readBytes</text:span><text:span text:style-name="T11">&lt;&lt;</text:span><text:span text:style-name="T3">"</text:span><text:span text:style-name="T4">\n</text:span><text:span text:style-name="T3">"</text:span><text:span text:style-name="T4">;</text:span><text:line-break/><text:span text:style-name="T4"> <text:s text:c="3"/></text:span><text:span text:style-name="T6">}</text:span><text:line-break/><text:span text:style-name="T6"> <text:s text:c="3"/></text:span><text:span text:style-name="T4">return </text:span><text:span text:style-name="T6">readBytes</text:span><text:span text:style-name="T4">;</text:span><text:line-break/><text:span text:style-name="T6">}</text:span><text:line-break/><text:line-break/><text:span text:style-name="T4">int </text:span><text:span text:style-name="T7">mbrSeek</text:span><text:span text:style-name="T6">(</text:span><text:span text:style-name="T4">struct </text:span><text:span text:style-name="T5">vdiFile </text:span><text:span text:style-name="T6">*f</text:span><text:span text:style-name="T4">, int </text:span><text:span text:style-name="T6">offset</text:span><text:span text:style-name="T4">, int </text:span><text:span text:style-name="T6">anchor){</text:span><text:line-break/><text:span text:style-name="T6"> <text:s text:c="3"/></text:span><text:span text:style-name="T4">if</text:span><text:span text:style-name="T6">(anchor == </text:span><text:span text:style-name="T9">SEEK_SET </text:span><text:span text:style-name="T6">&amp;&amp; offset &lt;= f -&gt; header.frameOffset + </text:span><text:span text:style-name="T4">sizeof</text:span><text:span text:style-name="T6">(</text:span><text:span text:style-name="T4">struct </text:span><text:span text:style-name="T6">mbrSector) &amp;&amp; offset &gt;= f-&gt; header.frameOffset){</text:span><text:line-break/><text:span text:style-name="T6"> <text:s text:c="7"/>f -&gt; </text:span><text:span text:style-name="T10">pointerPosition </text:span><text:span text:style-name="T6">= lseek(f -&gt; </text:span><text:span text:style-name="T10">fileDescriptor</text:span><text:span text:style-name="T4">, </text:span><text:span text:style-name="T6">offset</text:span><text:span text:style-name="T4">, </text:span><text:span text:style-name="T6">anchor)</text:span><text:span text:style-name="T4">;</text:span><text:line-break/><text:soft-page-break/><text:span text:style-name="T4"> <text:s text:c="7"/>return </text:span><text:span text:style-name="T6">f -&gt; pointerPosistion</text:span><text:span text:style-name="T4">;</text:span><text:line-break/><text:span text:style-name="T4"> <text:s text:c="3"/></text:span><text:span text:style-name="T6">}</text:span><text:line-break/><text:span text:style-name="T6"> <text:s text:c="3"/></text:span><text:span text:style-name="T4">if</text:span><text:span text:style-name="T6">(anchor == </text:span><text:span text:style-name="T9">SEEK_CUR </text:span><text:span text:style-name="T6">&amp;&amp; offset &lt;= f -&gt; header.frameOffset + </text:span><text:span text:style-name="T4">sizeof</text:span><text:span text:style-name="T6">(</text:span><text:span text:style-name="T4">struct </text:span><text:span text:style-name="T6">mbrSector) &gt;= </text:span><text:span text:style-name="T9">SEEK_CUR </text:span><text:span text:style-name="T6">+ offset &amp;&amp; </text:span><text:span text:style-name="T9">SEEK_CUR </text:span><text:span text:style-name="T6">+ offset &gt;= f-&gt; header.frameOffset){</text:span><text:line-break/><text:span text:style-name="T6"> <text:s text:c="7"/>f -&gt; </text:span><text:span text:style-name="T10">pointerPosition </text:span><text:span text:style-name="T6">= lseek(f -&gt; </text:span><text:span text:style-name="T10">fileDescriptor</text:span><text:span text:style-name="T4">, </text:span><text:span text:style-name="T6">offset</text:span><text:span text:style-name="T4">, </text:span><text:span text:style-name="T6">anchor)</text:span><text:span text:style-name="T4">;</text:span><text:line-break/><text:span text:style-name="T4"> <text:s text:c="7"/>return </text:span><text:span text:style-name="T6">f -&gt; pointerPosistion</text:span><text:span text:style-name="T4">;</text:span><text:line-break/><text:span text:style-name="T4"> <text:s text:c="3"/></text:span><text:span text:style-name="T6">}</text:span><text:line-break/><text:span text:style-name="T6"> <text:s text:c="3"/></text:span><text:span text:style-name="T4">if</text:span><text:span text:style-name="T6">(anchor == </text:span><text:span text:style-name="T9">SEEK_END </text:span><text:span text:style-name="T6">&amp;&amp; offset &lt;= f -&gt; header.frameOffset + </text:span><text:span text:style-name="T4">sizeof</text:span><text:span text:style-name="T6">(</text:span><text:span text:style-name="T4">struct </text:span><text:span text:style-name="T6">mbrSector) &gt;= </text:span><text:span text:style-name="T9">SEEK_END </text:span><text:span text:style-name="T6">+ offset <text:s/>&amp;&amp; </text:span><text:span text:style-name="T9">SEEK_END </text:span><text:span text:style-name="T6">+ offset &gt;= f-&gt; header.frameOffset){</text:span><text:line-break/><text:span text:style-name="T6"> <text:s text:c="7"/>f -&gt; </text:span><text:span text:style-name="T10">pointerPosition </text:span><text:span text:style-name="T6">= lseek(f -&gt; </text:span><text:span text:style-name="T10">fileDescriptor</text:span><text:span text:style-name="T4">, </text:span><text:span text:style-name="T6">offset</text:span><text:span text:style-name="T4">, </text:span><text:span text:style-name="T6">anchor)</text:span><text:span text:style-name="T4">;</text:span><text:line-break/><text:span text:style-name="T4"> <text:s text:c="7"/>return </text:span><text:span text:style-name="T6">f -&gt; pointerPosistion</text:span><text:span text:style-name="T4">;</text:span><text:line-break/><text:span text:style-name="T4"> <text:s text:c="3"/></text:span><text:span text:style-name="T6">}</text:span><text:line-break/><text:span text:style-name="T6"> <text:s text:c="3"/></text:span><text:span text:style-name="T4">return </text:span><text:span text:style-name="T6">-</text:span><text:span text:style-name="T8">1</text:span><text:span text:style-name="T4">;</text:span><text:line-break/><text:span text:style-name="T6">}</text:span><text:line-break/><text:line-break/><text:span text:style-name="T4">void </text:span><text:span text:style-name="T7">partitionClose</text:span><text:span text:style-name="T6">(</text:span><text:span text:style-name="T4">struct </text:span><text:span text:style-name="T5">partitionFile </text:span><text:span text:style-name="T6">*partition){</text:span><text:line-break/><text:span text:style-name="T6"> <text:s text:c="3"/>partition = null</text:span><text:span text:style-name="T4">;</text:span><text:line-break/><text:span text:style-name="T4"> <text:s text:c="3"/></text:span><text:span text:style-name="T6">free(partition)</text:span><text:span text:style-name="T4">;</text:span><text:line-break/><text:span text:style-name="T6">}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3T21:23:05.138148976</meta:creation-date>
    <dc:date>2021-05-03T21:23:31.395183699</dc:date>
    <meta:editing-duration>PT27S</meta:editing-duration>
    <meta:editing-cycles>1</meta:editing-cycles>
    <meta:document-statistic meta:table-count="0" meta:image-count="0" meta:object-count="0" meta:page-count="2" meta:paragraph-count="1" meta:word-count="324" meta:character-count="2810" meta:non-whitespace-character-count="2259"/>
    <meta:generator>LibreOffice/6.4.6.2$Linux_X86_64 LibreOffice_project/40$Build-2</meta:generator>
  </office:meta>
</office:document-meta>
</file>